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90c" officeooo:paragraph-rsid="00160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6:06:33.761305710</meta:creation-date>
    <dc:date>2022-09-25T16:06:56.052657759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3.5.2$Linux_X86_64 LibreOffice_project/30$Build-2</meta:generator>
  </office:meta>
</office:document-meta>
</file>